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b70" officeooo:paragraph-rsid="0008bb70"/>
    </style:style>
    <style:style style:name="P2" style:family="paragraph" style:parent-style-name="Standard">
      <style:text-properties officeooo:rsid="000a636f" officeooo:paragraph-rsid="000a6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s fonctions de codages</text:p>
      <text:p text:style-name="P1"/>
      <text:p text:style-name="P1">class affichegrillevide</text:p>
      <text:p text:style-name="P1"/>
      <text:p text:style-name="P1">class recuperegrillechiffre</text:p>
      <text:p text:style-name="P1"/>
      <text:p text:style-name="P1">class creationmatrice</text:p>
      <text:p text:style-name="P1"/>
      <text:p text:style-name="P1">class remplissagecarre</text:p>
      <text:p text:style-name="P1"/>
      <text:p text:style-name="P1">class remplissageligne</text:p>
      <text:p text:style-name="P1"/>
      <text:p text:style-name="P1">class remplissagecolonne</text:p>
      <text:p text:style-name="P1"/>
      <text:p text:style-name="P1">class afficheresultatsudoku</text:p>
      <text:p text:style-name="P1"/>
      <text:p text:style-name="P2">class verificateursudoku</text:p>
      <text:p text:style-name="P1"/>
      <text:p text:style-name="P1"/>
      <text:p text:style-name="P1"/>
      <text:p text:style-name="P1">class main {</text:p>
      <text:p text:style-name="P1"/>
      <text:p text:style-name="P1"><text:tab/>boolean termine = false ;</text:p>
      <text:p text:style-name="P1"/>
      <text:p text:style-name="P1"><text:tab/>while (termine = false) {</text:p>
      <text:p text:style-name="P1"/>
      <text:p text:style-name="P1"><text:tab/>}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25:10.360871984</meta:creation-date>
    <dc:date>2020-10-15T14:13:49.863328502</dc:date>
    <meta:editing-duration>PT4M40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4" meta:word-count="36" meta:character-count="286" meta:non-whitespace-character-count="261"/>
  </office:meta>
</office:document-meta>
</file>